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Klassen</text:p>
          </table:table-cell>
          <table:table-cell table:style-name="ce3" office:value-type="string" calcext:value-type="string">
            <text:p>Anzahl</text:p>
          </table:table-cell>
          <table:table-cell table:style-name="ce3"/>
        </table:table-row>
        <table:table-row table:style-name="ro1">
          <table:table-cell office:value-type="string" calcext:value-type="string">
            <text:p>A00-A02</text:p>
          </table:table-cell>
          <table:table-cell office:value-type="float" office:value="354190" calcext:value-type="float">
            <text:p>354190</text:p>
          </table:table-cell>
          <table:table-cell/>
        </table:table-row>
        <table:table-row table:style-name="ro1">
          <table:table-cell office:value-type="string" calcext:value-type="string">
            <text:p>A03-A05</text:p>
          </table:table-cell>
          <table:table-cell office:value-type="float" office:value="372097" calcext:value-type="float">
            <text:p>372097</text:p>
          </table:table-cell>
          <table:table-cell/>
        </table:table-row>
        <table:table-row table:style-name="ro1">
          <table:table-cell office:value-type="string" calcext:value-type="string">
            <text:p>A06-A11</text:p>
          </table:table-cell>
          <table:table-cell office:value-type="float" office:value="748066" calcext:value-type="float">
            <text:p>748066</text:p>
          </table:table-cell>
          <table:table-cell/>
        </table:table-row>
        <table:table-row table:style-name="ro1">
          <table:table-cell office:value-type="string" calcext:value-type="string">
            <text:p>A12-A17</text:p>
          </table:table-cell>
          <table:table-cell office:value-type="float" office:value="706155" calcext:value-type="float">
            <text:p>706155</text:p>
          </table:table-cell>
          <table:table-cell/>
        </table:table-row>
        <table:table-row table:style-name="ro1">
          <table:table-cell office:value-type="string" calcext:value-type="string">
            <text:p>A18-A24</text:p>
          </table:table-cell>
          <table:table-cell office:value-type="float" office:value="810921" calcext:value-type="float">
            <text:p>810921</text:p>
          </table:table-cell>
          <table:table-cell/>
        </table:table-row>
        <table:table-row table:style-name="ro1">
          <table:table-cell office:value-type="string" calcext:value-type="string">
            <text:p>A25-A23</text:p>
          </table:table-cell>
          <table:table-cell office:value-type="float" office:value="1455587" calcext:value-type="float">
            <text:p>1455587</text:p>
          </table:table-cell>
          <table:table-cell/>
        </table:table-row>
        <table:table-row table:style-name="ro1">
          <table:table-cell office:value-type="string" calcext:value-type="string">
            <text:p>A35-A44</text:p>
          </table:table-cell>
          <table:table-cell office:value-type="float" office:value="1281861" calcext:value-type="float">
            <text:p>1281861</text:p>
          </table:table-cell>
          <table:table-cell/>
        </table:table-row>
        <table:table-row table:style-name="ro1">
          <table:table-cell office:value-type="string" calcext:value-type="string">
            <text:p>A45-A54</text:p>
          </table:table-cell>
          <table:table-cell office:value-type="float" office:value="1344847" calcext:value-type="float">
            <text:p>1344847</text:p>
          </table:table-cell>
          <table:table-cell/>
        </table:table-row>
        <table:table-row table:style-name="ro1">
          <table:table-cell office:value-type="string" calcext:value-type="string">
            <text:p>A55-A64</text:p>
          </table:table-cell>
          <table:table-cell office:value-type="float" office:value="1188498" calcext:value-type="float">
            <text:p>1188498</text:p>
          </table:table-cell>
          <table:table-cell/>
        </table:table-row>
        <table:table-row table:style-name="ro1">
          <table:table-cell office:value-type="string" calcext:value-type="string">
            <text:p>A65-A74</text:p>
          </table:table-cell>
          <table:table-cell office:value-type="float" office:value="1100463" calcext:value-type="float">
            <text:p>1100463</text:p>
          </table:table-cell>
          <table:table-cell/>
        </table:table-row>
        <table:table-row table:style-name="ro1">
          <table:table-cell office:value-type="string" calcext:value-type="string">
            <text:p>A75+</text:p>
          </table:table-cell>
          <table:table-cell office:value-type="float" office:value="964904" calcext:value-type="float">
            <text:p>964904</text:p>
          </table:table-cell>
          <table:table-cell/>
        </table:table-row>
        <table:table-row table:style-name="ro1">
          <table:table-cell office:value-type="string" calcext:value-type="string">
            <text:p>Gesamtsumme </text:p>
          </table:table-cell>
          <table:table-cell office:value-type="float" office:value="10327589" calcext:value-type="float">
            <text:p>103275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27T20:25:06.040860016</meta:creation-date>
    <dc:date>2021-01-27T20:28:17.684026317</dc:date>
    <dc:creator>Thomas Arend</dc:creator>
    <meta:editing-duration>PT3M11S</meta:editing-duration>
    <meta:editing-cycles>1</meta:editing-cycles>
    <meta:document-statistic meta:table-count="1" meta:cell-count="26" meta:object-count="0"/>
    <meta:generator>LibreOffice/7.0.3.1$Linux_X86_64 LibreOffice_project/d7547858d014d4cf69878db179d326fc3483e082</meta:generator>
  </office:meta>
</office:document-meta>
</file>